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C059" svg:font-family="C059" style:font-pitch="variable"/>
    <style:font-face style:name="Dimnah" svg:font-family="Dimnah" style:font-pitch="variable"/>
    <style:font-face style:name="URW Chancery L" svg:font-family="'URW Chancery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fo:font-size="18pt" fo:font-weight="bold" officeooo:rsid="00243ab3" officeooo:paragraph-rsid="00243ab3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URW Chancery L" fo:font-size="18pt" fo:font-weight="bold" officeooo:rsid="00243ab3" officeooo:paragraph-rsid="0024612f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URW Chancery L" fo:font-size="18pt" fo:font-weight="normal" officeooo:rsid="00243ab3" officeooo:paragraph-rsid="0024612f" style:font-size-asian="18pt" style:font-weight-asian="normal" style:font-size-complex="18pt" style:font-weight-complex="normal"/>
    </style:style>
    <style:style style:name="P5" style:family="paragraph" style:parent-style-name="Standard" style:list-style-name="L1">
      <style:text-properties style:font-name="URW Chancery L" officeooo:rsid="00243ab3" officeooo:paragraph-rsid="00243ab3"/>
    </style:style>
    <style:style style:name="P6" style:family="paragraph" style:parent-style-name="Standard">
      <style:text-properties style:font-name="URW Chancery L" fo:font-size="24pt" officeooo:paragraph-rsid="0024612f" style:font-size-asian="24pt" style:font-size-complex="24pt"/>
    </style:style>
    <style:style style:name="P7" style:family="paragraph" style:parent-style-name="Standard" style:list-style-name="L1">
      <style:text-properties style:font-name="URW Chancery L" fo:font-weight="normal" officeooo:rsid="002614b4" officeooo:paragraph-rsid="002614b4" style:font-weight-asian="normal" style:font-weight-complex="normal"/>
    </style:style>
    <style:style style:name="P8" style:family="paragraph" style:parent-style-name="Standard">
      <style:text-properties style:font-name="URW Chancery L" fo:font-weight="normal" officeooo:rsid="002614b4" officeooo:paragraph-rsid="002614b4" style:font-weight-asian="normal" style:font-weight-complex="normal"/>
    </style:style>
    <style:style style:name="P9" style:family="paragraph" style:parent-style-name="Standard" style:list-style-name="L1">
      <style:text-properties style:font-name="URW Chancery L" officeooo:rsid="002614b4" officeooo:paragraph-rsid="002614b4"/>
    </style:style>
    <style:style style:name="P10" style:family="paragraph" style:parent-style-name="Standard">
      <style:text-properties style:font-name="URW Chancery L" officeooo:rsid="002614b4" officeooo:paragraph-rsid="002614b4"/>
    </style:style>
    <style:style style:name="P11" style:family="paragraph" style:parent-style-name="Standard" style:list-style-name="L1">
      <style:text-properties style:font-name="URW Chancery L" officeooo:paragraph-rsid="002614b4"/>
    </style:style>
    <style:style style:name="P12" style:family="paragraph" style:parent-style-name="Standard" style:list-style-name="L1">
      <style:text-properties style:font-name="URW Chancery L" officeooo:rsid="0027527d" officeooo:paragraph-rsid="0027527d"/>
    </style:style>
    <style:style style:name="P13" style:family="paragraph" style:parent-style-name="Standard">
      <style:text-properties style:font-name="URW Chancery L" officeooo:rsid="001ccc85" officeooo:paragraph-rsid="0027527d"/>
    </style:style>
    <style:style style:name="P14" style:family="paragraph" style:parent-style-name="Standard" style:list-style-name="L1">
      <style:text-properties officeooo:paragraph-rsid="002614b4"/>
    </style:style>
    <style:style style:name="P15" style:family="paragraph" style:parent-style-name="Standard" style:list-style-name="L1">
      <style:text-properties officeooo:paragraph-rsid="0027527d"/>
    </style:style>
    <style:style style:name="P16" style:family="paragraph" style:parent-style-name="Standard">
      <style:text-properties style:font-name="Dimnah" fo:font-size="10pt" fo:font-style="italic" fo:font-weight="bold" officeooo:rsid="00243ab3" officeooo:paragraph-rsid="0024612f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 style:list-style-name="L2">
      <style:text-properties style:font-name="Dimnah" fo:font-size="10pt" officeooo:paragraph-rsid="0027527d" style:font-size-asian="10pt" style:font-size-complex="10pt"/>
    </style:style>
    <style:style style:name="P18" style:family="paragraph" style:parent-style-name="Standard">
      <style:text-properties style:font-name="Dimnah" fo:font-size="10pt" officeooo:paragraph-rsid="0024612f" style:font-size-asian="10pt" style:font-size-complex="10pt"/>
    </style:style>
    <style:style style:name="P19" style:family="paragraph" style:parent-style-name="Standard">
      <style:text-properties style:font-name="Dimnah" fo:font-size="10pt" officeooo:rsid="001f31ab" officeooo:paragraph-rsid="001f31ab" style:font-size-asian="10pt" style:font-size-complex="10pt"/>
    </style:style>
    <style:style style:name="P20" style:family="paragraph" style:parent-style-name="Standard">
      <style:text-properties style:font-name="Dimnah" fo:font-size="10pt" officeooo:rsid="002614b4" officeooo:paragraph-rsid="002614b4" style:font-size-asian="10pt" style:font-size-complex="10pt"/>
    </style:style>
    <style:style style:name="P21" style:family="paragraph" style:parent-style-name="Standard">
      <style:text-properties officeooo:rsid="00243ab3" officeooo:paragraph-rsid="00243ab3"/>
    </style:style>
    <style:style style:name="P22" style:family="paragraph" style:parent-style-name="Standard">
      <style:text-properties officeooo:paragraph-rsid="0018939a"/>
    </style:style>
    <style:style style:name="P23" style:family="paragraph" style:parent-style-name="Standard">
      <style:text-properties officeooo:rsid="0024612f" officeooo:paragraph-rsid="0024612f"/>
    </style:style>
    <style:style style:name="P24" style:family="paragraph" style:parent-style-name="Standard">
      <style:text-properties officeooo:paragraph-rsid="002614b4"/>
    </style:style>
    <style:style style:name="P25" style:family="paragraph" style:parent-style-name="Standard" style:list-style-name="L1">
      <style:text-properties officeooo:rsid="0027316f" officeooo:paragraph-rsid="0027316f"/>
    </style:style>
    <style:style style:name="P26" style:family="paragraph" style:parent-style-name="Standard">
      <style:text-properties officeooo:rsid="0027316f" officeooo:paragraph-rsid="0027316f"/>
    </style:style>
    <style:style style:name="P27" style:family="paragraph" style:parent-style-name="Standard">
      <style:text-properties officeooo:rsid="0027316f" officeooo:paragraph-rsid="002614b4"/>
    </style:style>
    <style:style style:name="P28" style:family="paragraph" style:parent-style-name="Standard">
      <style:text-properties officeooo:paragraph-rsid="0027527d"/>
    </style:style>
    <style:style style:name="P29" style:family="paragraph" style:parent-style-name="Standard" style:list-style-name="L1">
      <style:text-properties officeooo:rsid="0027527d" officeooo:paragraph-rsid="0027527d"/>
    </style:style>
    <style:style style:name="P30" style:family="paragraph" style:parent-style-name="Standard">
      <style:text-properties officeooo:rsid="0027527d" officeooo:paragraph-rsid="0027527d"/>
    </style:style>
    <style:style style:name="T1" style:family="text">
      <style:text-properties style:font-name="URW Chancery L"/>
    </style:style>
    <style:style style:name="T2" style:family="text">
      <style:text-properties style:font-name="URW Chancery L" officeooo:rsid="00243ab3"/>
    </style:style>
    <style:style style:name="T3" style:family="text">
      <style:text-properties style:font-name="URW Chancery L" officeooo:rsid="001f31ab"/>
    </style:style>
    <style:style style:name="T4" style:family="text">
      <style:text-properties style:font-name="URW Chancery L" officeooo:rsid="0024612f"/>
    </style:style>
    <style:style style:name="T5" style:family="text">
      <style:text-properties style:font-name="URW Chancery L" officeooo:rsid="002614b4"/>
    </style:style>
    <style:style style:name="T6" style:family="text">
      <style:text-properties style:font-name="URW Chancery L" officeooo:rsid="0027527d"/>
    </style:style>
    <style:style style:name="T7" style:family="text">
      <style:text-properties officeooo:rsid="0024612f"/>
    </style:style>
    <style:style style:name="T8" style:family="text">
      <style:text-properties style:font-name="Dimnah" fo:font-size="10pt" style:font-size-asian="10pt" style:font-size-complex="10pt"/>
    </style:style>
    <style:style style:name="T9" style:family="text">
      <style:text-properties fo:font-weight="normal" officeooo:rsid="002614b4" style:font-weight-asian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fo:font-family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fo:font-family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fo:font-family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fo:font-family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fo:font-family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fo:font-family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fo:font-family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fo:font-family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fo:font-family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L</text:span>eek and Cabbage Soup</text:p>
      <text:p text:style-name="P4">(Soupe Villageoise)</text:p>
      <text:p text:style-name="P1"/>
      <text:p text:style-name="P22"><text:span text:style-name="T4">½ head</text:span><text:span text:style-name="T3"><text:tab/></text:span><text:span text:style-name="T4">Cabbage.</text:span></text:p>
      <text:p text:style-name="P23"><text:span text:style-name="T1">3 T.<text:tab/>Butter.</text:span></text:p>
      <text:p text:style-name="P23"><text:span text:style-name="T1">1 lb.<text:tab/>Leeks.</text:span></text:p>
      <text:p text:style-name="P23"><text:span text:style-name="T1">4 c.<text:tab/>Chicken stock.</text:span></text:p>
      <text:p text:style-name="P23"><text:span text:style-name="T1">1 c.<text:tab/>Pasta, small macaroni.</text:span></text:p>
      <text:p text:style-name="P21"><text:span text:style-name="T4">Salt and b</text:span><text:span text:style-name="T1">lack pepper to taste.</text:span></text:p>
      <text:p text:style-name="P19"/>
      <text:p text:style-name="P8">Prepare the cabbage</text:p>
      <text:list xml:id="list1805562422" text:style-name="L1">
        <text:list-item>
          <text:p text:style-name="P7">Bring a pot of water to boil.</text:p>
        </text:list-item>
        <text:list-item>
          <text:p text:style-name="P7">Remove and discard the large, outer leaves of the cabbage.</text:p>
        </text:list-item>
        <text:list-item>
          <text:p text:style-name="P7">Cut the cabbage in two and remove core.</text:p>
        </text:list-item>
        <text:list-item>
          <text:p text:style-name="P11"><text:span text:style-name="T9">Rinse in cold water, drain, and slice fine.</text:span></text:p>
        </text:list-item>
      </text:list>
      <text:p text:style-name="P8"/>
      <text:p text:style-name="P10">Blanch cabbage</text:p>
      <text:list xml:id="list120111834595169" text:continue-numbering="true" text:style-name="L1">
        <text:list-item>
          <text:p text:style-name="P9">Add the cabbage to the boiling water, return water to boil.</text:p>
        </text:list-item>
        <text:list-item>
          <text:p text:style-name="P9">Boil cabbage for 5 minutes, drain, refresh in cold water, drain again.</text:p>
        </text:list-item>
      </text:list>
      <text:p text:style-name="P20"/>
      <text:p text:style-name="P24"><text:span text:style-name="T5">Cook cabbage</text:span></text:p>
      <text:list xml:id="list120112998106944" text:continue-numbering="true" text:style-name="L1">
        <text:list-item>
          <text:p text:style-name="P14"><text:span text:style-name="T5">Heat 1.5 T. of butter in a large frying pan.</text:span></text:p>
        </text:list-item>
        <text:list-item>
          <text:p text:style-name="P14"><text:span text:style-name="T5">Add the cabbage and stir to coat.</text:span></text:p>
        </text:list-item>
        <text:list-item>
          <text:p text:style-name="P14"><text:span text:style-name="T5">Cover and cook, stirring occasionally, until soft but not colored (15 minutes).</text:span></text:p>
        </text:list-item>
      </text:list>
      <text:p text:style-name="P27"><text:span text:style-name="T2"/></text:p>
      <text:p text:style-name="P26"><text:span text:style-name="T2">P</text:span><text:span text:style-name="T1">repare leeks</text:span></text:p>
      <text:list xml:id="list120111650454137" text:continue-numbering="true" text:style-name="L1">
        <text:list-item>
          <text:p text:style-name="P25"><text:span text:style-name="T1">Cut the stringy root end off and the top 2/3 off the leeks.</text:span></text:p>
        </text:list-item>
        <text:list-item>
          <text:p text:style-name="P25"><text:span text:style-name="T1">Starting an inch from the root end, insert a knife through he white art of the leek.</text:span></text:p>
        </text:list-item>
        <text:list-item>
          <text:p text:style-name="P25"><text:span text:style-name="T1">Cut through to the top light green part.</text:span></text:p>
        </text:list-item>
        <text:list-item>
          <text:p text:style-name="P25"><text:span text:style-name="T1">Rotate the leek and repeat so that the leek is quartered but still connected at the root end.</text:span></text:p>
        </text:list-item>
        <text:list-item>
          <text:p text:style-name="P25"><text:span text:style-name="T1">Repeat with remaining leeks.</text:span></text:p>
        </text:list-item>
        <text:list-item>
          <text:p text:style-name="P25"><text:span text:style-name="T1">Rinse leeks in cold water, to get rid of any residual dirt, drain, and slice thin.</text:span></text:p>
          <text:p text:style-name="P12"><text:span text:style-name="T8"/></text:p>
        </text:list-item>
      </text:list>
      <text:p text:style-name="P28"><text:span text:style-name="T6">Cook leeks</text:span></text:p>
      <text:list xml:id="list120112488800617" text:continue-numbering="true" text:style-name="L1">
        <text:list-item>
          <text:p text:style-name="P15"><text:span text:style-name="T6">Melt remaining butter in large sauce pan.</text:span></text:p>
        </text:list-item>
        <text:list-item>
          <text:p text:style-name="P15"><text:span text:style-name="T6">Add leeks, cover and cook, stirring occasionally, until soft but not colored.</text:span></text:p>
        </text:list-item>
      </text:list>
      <text:p text:style-name="P28"><text:span text:style-name="T2"/></text:p>
      <text:p text:style-name="P30"><text:span text:style-name="T2">C</text:span><text:span text:style-name="T1">ombine cabbage and leeks to make soup</text:span></text:p>
      <text:list xml:id="list120113524212738" text:continue-numbering="true" text:style-name="L1">
        <text:list-item>
          <text:p text:style-name="P29"><text:span text:style-name="T1">Add cabbage and stock to leeks.</text:span></text:p>
        </text:list-item>
        <text:list-item>
          <text:p text:style-name="P29"><text:span text:style-name="T1">Bring to a boil, reduce heat, and simmer for 40 minutes.</text:span></text:p>
        </text:list-item>
        <text:list-item>
          <text:p text:style-name="P29"><text:span text:style-name="T1">Season to taste with salt and pepper.</text:span></text:p>
        </text:list-item>
        <text:list-item>
          <text:p text:style-name="P29"><text:span text:style-name="T1">Add pasta.</text:span></text:p>
        </text:list-item>
        <text:list-item>
          <text:p text:style-name="P29"><text:span text:style-name="T1">Bring to a boil and cook until tender (~5 minutes).</text:span>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FreeSans1" svg:font-family="FreeSans" style:font-family-generic="swiss"/>
    <style:font-face style:name="C059" svg:font-family="C059" style:font-pitch="variable"/>
    <style:font-face style:name="Dimnah" svg:font-family="Dimnah" style:font-pitch="variable"/>
    <style:font-face style:name="URW Chancery L" svg:font-family="'URW Chancery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1-01T17:21:01.863929361</meta:creation-date>
    <dc:date>2022-12-25T12:01:11.387410205</dc:date>
    <meta:editing-duration>PT1H29M17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37" meta:word-count="287" meta:character-count="1428" meta:non-whitespace-character-count="1200"/>
  </office:meta>
</office:document-meta>
</file>